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10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number-columns-repeated="1015" table:default-cell-style-name="ce16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expr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6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NOT_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ura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ER_LITERAL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IMAL_LITERAL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INT_PARSED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←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8" table:number-columns-repeated="1016"/>
        </table:table-row>
        <table:table-row table:style-name="ro1" table:number-rows-repeated="104843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3:Sheet1.D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1:12:58.0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10-13T21:14:16.524000000</dc:date>
    <meta:editing-cycles>191</meta:editing-cycles>
    <meta:editing-duration>PT15H23M38S</meta:editing-duration>
    <meta:document-statistic meta:table-count="1" meta:cell-count="415" meta:object-count="0"/>
    <meta:user-defined meta:name="qrichtext">1</meta:user-defined>
  </office:meta>
</office:document-meta>
</file>